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short variable name : <text:text-input text:description="">$name</text:text-input></text:p>
      <text:p text:style-name="Standard"/>
      <text:p text:style-name="Standard">A long variable name : <text:text-input text:description="">$averyveryveryveryveryveryveryveryveryveryveryveryveryveryveryveryveryveryveryveryveryveryveryveryveryveryveryveryveryveryveryveryveryveryveryveryveryveryveryverylongname</text:text-input></text:p>
      <text:p text:style-name="Standard"/>
      <text:p text:style-name="Standard"/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A short title</text:p>
          </table:table-cell>
          <table:table-cell table:style-name="Tableau1.B1" office:value-type="string">
            <text:p text:style-name="Table_20_Contents">A long title</text:p>
          </table:table-cell>
        </table:table-row>
        <table:table-row>
          <table:table-cell table:style-name="Tableau1.A2" office:value-type="string">
            <text:p text:style-name="Table_20_Contents"><text:text-input text:description="">$ashortvalue</text:text-input></text:p>
          </table:table-cell>
          <table:table-cell table:style-name="Tableau1.B2" office:value-type="string">
            <text:p text:style-name="Table_20_Contents"><text:text-input text:description="">$alonglonglonglonglonglonglonglonglonglonglonglonglonglonglonglonglonglonglonglonglonglonglonglonglonglonglonglonglonglonglonglonglonglonglonglonglonglonglonglonglonglonglonglonglonglonglongvalu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Dufour</meta:initial-creator>
    <meta:creation-date>2014-02-17T11:22:22</meta:creation-date>
    <dc:date>2014-02-17T11:45:40</dc:date>
    <dc:creator>Christophe Dufour</dc:creator>
    <meta:editing-duration>PT4M58S</meta:editing-duration>
    <meta:editing-cycles>2</meta:editing-cycles>
    <meta:generator>OpenOffice/4.0.1$Unix OpenOffice.org_project/401m5$Build-9714</meta:generator>
    <meta:document-statistic meta:table-count="1" meta:image-count="0" meta:object-count="0" meta:page-count="1" meta:paragraph-count="6" meta:word-count="20" meta:character-count="454"/>
  </office:meta>
</office:document-meta>
</file>